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03fda9" officeooo:paragraph-rsid="0003fda9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067488" officeooo:paragraph-rsid="000a2b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bold" officeooo:rsid="0006a5cd" officeooo:paragraph-rsid="000a2b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221433" officeooo:paragraph-rsid="000a2b7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67488" officeooo:paragraph-rsid="000a2b7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67488" officeooo:paragraph-rsid="0003fda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6a5cd" officeooo:paragraph-rsid="000a2b7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80a47" officeooo:paragraph-rsid="00180a4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a2b78" officeooo:paragraph-rsid="0019760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2438b3" officeooo:paragraph-rsid="002438b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265778" officeooo:paragraph-rsid="002657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67488" officeooo:paragraph-rsid="000a2b7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2438b3" officeooo:paragraph-rsid="002438b3" fo:background-color="#ffff0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2438b3" officeooo:paragraph-rsid="002438b3" fo:background-color="#fffff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2438b3" officeooo:paragraph-rsid="002438b3" fo:background-color="#e8f2a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normal" officeooo:rsid="000a2b78" officeooo:paragraph-rsid="000a2b7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05506" officeooo:paragraph-rsid="0003fda9"/>
    </style:style>
    <style:style style:name="P18" style:family="paragraph" style:parent-style-name="Standard">
      <style:paragraph-properties fo:text-align="center" style:justify-single-word="false"/>
      <style:text-properties style:font-name="arial" fo:font-size="18pt" fo:font-weight="bold" officeooo:rsid="0003fda9" officeooo:paragraph-rsid="0013631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weight="bold" officeooo:rsid="0006a5cd" officeooo:paragraph-rsid="0022143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22pt" fo:font-weight="bold" officeooo:rsid="00067488" officeooo:paragraph-rsid="000a2b78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180a47" officeooo:paragraph-rsid="0003fda9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2438b3" officeooo:paragraph-rsid="002438b3"/>
    </style:style>
    <style:style style:name="P23" style:family="paragraph" style:parent-style-name="Standard">
      <style:paragraph-properties fo:text-align="start" style:justify-single-word="false"/>
      <style:text-properties officeooo:paragraph-rsid="00221433"/>
    </style:style>
    <style:style style:name="P24" style:family="paragraph" style:parent-style-name="Standard">
      <style:paragraph-properties fo:text-align="start" style:justify-single-word="false"/>
      <style:text-properties officeooo:rsid="00221433" officeooo:paragraph-rsid="00221433"/>
    </style:style>
    <style:style style:name="P25" style:family="paragraph" style:parent-style-name="Standard">
      <style:paragraph-properties fo:text-align="start" style:justify-single-word="false" fo:break-before="page"/>
      <style:text-properties style:font-name="arial" fo:font-size="10.5pt" officeooo:rsid="000e5f78" officeooo:paragraph-rsid="000e5f78" style:font-size-asian="9.14999961853027pt" style:font-size-complex="10.5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arial" fo:font-size="18pt" fo:font-weight="bold" officeooo:rsid="0003fda9" officeooo:paragraph-rsid="00136313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size="12pt" fo:font-weight="normal" officeooo:rsid="0023aca5" officeooo:paragraph-rsid="0023aca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27c0d2" officeooo:paragraph-rsid="0027c0d2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03fda9" officeooo:paragraph-rsid="0003fda9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normal" officeooo:rsid="00067488" officeooo:paragraph-rsid="0003fda9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6a5cd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a2b7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e5f7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80a4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f207c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21433" style:font-size-asian="10.5pt" style:font-weight-asian="normal" style:font-size-complex="12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6a5cd" style:font-size-asian="14pt" style:font-size-complex="14pt"/>
    </style:style>
    <style:style style:name="T10" style:family="text">
      <style:text-properties fo:font-size="14pt" officeooo:rsid="00221433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fo:background-color="#ffff00" loext:char-shading-value="0"/>
    </style:style>
    <style:style style:name="T14" style:family="text">
      <style:text-properties fo:color="#000000" officeooo:rsid="000a2b78" fo:background-color="#ffff00" loext:char-shading-value="0"/>
    </style:style>
    <style:style style:name="T15" style:family="text">
      <style:text-properties officeooo:rsid="000a2b78"/>
    </style:style>
    <style:style style:name="T16" style:family="text">
      <style:text-properties officeooo:rsid="000e5f78"/>
    </style:style>
    <style:style style:name="T17" style:family="text">
      <style:text-properties style:font-name="arial"/>
    </style:style>
    <style:style style:name="T18" style:family="text">
      <style:text-properties style:font-name="arial" officeooo:rsid="0003fda9"/>
    </style:style>
    <style:style style:name="T19" style:family="text">
      <style:text-properties style:font-name="arial" officeooo:rsid="00197518"/>
    </style:style>
    <style:style style:name="T20" style:family="text">
      <style:text-properties style:font-name="arial" officeooo:rsid="00221433"/>
    </style:style>
    <style:style style:name="T21" style:family="text">
      <style:text-properties style:font-name="arial" fo:font-size="10pt" officeooo:rsid="00221433" style:font-size-asian="10pt" style:font-size-complex="10pt"/>
    </style:style>
    <style:style style:name="T22" style:family="text">
      <style:text-properties style:font-name="arial" fo:font-size="10pt" officeooo:rsid="002600b8" style:font-size-asian="10pt" style:font-size-complex="10pt"/>
    </style:style>
    <style:style style:name="T23" style:family="text">
      <style:text-properties officeooo:rsid="00136313"/>
    </style:style>
    <style:style style:name="T24" style:family="text">
      <style:text-properties officeooo:rsid="00155fca"/>
    </style:style>
    <style:style style:name="T25" style:family="text">
      <style:text-properties officeooo:rsid="00180a47"/>
    </style:style>
    <style:style style:name="T26" style:family="text">
      <style:text-properties style:text-position="super 58%"/>
    </style:style>
    <style:style style:name="T27" style:family="text">
      <style:text-properties officeooo:rsid="0019760b"/>
    </style:style>
    <style:style style:name="T28" style:family="text">
      <style:text-properties officeooo:rsid="00221433"/>
    </style:style>
    <style:style style:name="T29" style:family="text">
      <style:text-properties officeooo:rsid="0023aca5"/>
    </style:style>
    <style:style style:name="T30" style:family="text">
      <style:text-properties officeooo:rsid="0023ba20"/>
    </style:style>
    <style:style style:name="T31" style:family="text">
      <style:text-properties officeooo:rsid="002438b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3ba20" style:font-weight-asian="bold" style:font-weight-complex="bold"/>
    </style:style>
    <style:style style:name="T34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2020 Fall CPSC 24<text:span text:style-name="T28">0</text:span>-0<text:span text:style-name="T28">5</text:span> <text:s/><text:span text:style-name="T23">Quiz 2 Answers</text:span></text:p>
      <text:p text:style-name="P18"><text:span text:style-name="T23">Sep 21, 2020:</text:span> <text:span text:style-name="T25">1</text:span>:<text:span text:style-name="T25">0</text:span>0<text:span text:style-name="T16">p</text:span>m</text:p>
      <text:p text:style-name="P4">Time limit stop at 1:28pm</text:p>
      <text:p text:style-name="P12"/>
      <text:p text:style-name="P2">Instructions: <text:s/><text:span text:style-name="T13">This is an open source </text:span><text:span text:style-name="T14">quiz</text:span><text:span text:style-name="T13">:</text:span></text:p>
      <text:p text:style-name="P5"><text:tab/>You may reference paper documents.</text:p>
      <text:p text:style-name="P5"><text:tab/>You may reference e-documents.</text:p>
      <text:p text:style-name="P5"><text:tab/>You may search the entire web.</text:p>
      <text:p text:style-name="P5"><text:tab/><text:span text:style-name="T29">You may use abacus.</text:span></text:p>
      <text:p text:style-name="P5"><text:tab/><text:span text:style-name="T15">You may view recordings of the lectures.</text:span></text:p>
      <text:p text:style-name="P5"><text:tab/><text:span text:style-name="T15">You may read your notes stored in your computer.</text:span></text:p>
      <text:p text:style-name="P5"><text:tab/><text:span text:style-name="T25">You may use electronic calculators.</text:span></text:p>
      <text:p text:style-name="P5"><text:tab/>You may <text:span text:style-name="T15">NOT blab</text:span> <text:span text:style-name="T15">with your</text:span> neighbor<text:span text:style-name="T24">s</text:span>.</text:p>
      <text:p text:style-name="P5"/>
      <text:p text:style-name="P5">The quiz cannot be made up at another time.</text:p>
      <text:p text:style-name="P5"/>
      <text:p text:style-name="P5">Put your answers directly in the space below each question.</text:p>
      <text:p text:style-name="P5"/>
      <text:p text:style-name="P5">You may use scratch paper, but don’t submit the scratch paper.</text:p>
      <text:p text:style-name="P5"/>
      <text:p text:style-name="P5">The <text:span text:style-name="T15">quiz</text:span> is provided to you in open source (not proprietary) format “.odt”.</text:p>
      <text:p text:style-name="P5"/>
      <text:p text:style-name="P20">You must return <text:span text:style-name="T15">the quiz in</text:span> the format .odt.</text:p>
      <text:p text:style-name="P5"/>
      <text:p text:style-name="P2"><text:span text:style-name="T1">The quiz ends at </text:span><text:span text:style-name="T5">1</text:span><text:span text:style-name="T1">:</text:span><text:span text:style-name="T7">28</text:span><text:span text:style-name="T4">p</text:span><text:span text:style-name="T1">m. <text:s/>We add 2 minutes to allow for preparation of Outlook for attaching the </text:span><text:span text:style-name="T3">quiz</text:span><text:span text:style-name="T1"> file with answer</text:span><text:span text:style-name="T2">s</text:span><text:span text:style-name="T1">.</text:span></text:p>
      <text:p text:style-name="P5"/>
      <text:p text:style-name="P2"><text:span text:style-name="T1">Mail with a time stamp after </text:span><text:span text:style-name="T5">1</text:span><text:span text:style-name="T1">:</text:span><text:span text:style-name="T6">3</text:span><text:span text:style-name="T7">0</text:span><text:span text:style-name="T4">p</text:span><text:span text:style-name="T1">m will be discarded.</text:span></text:p>
      <text:p text:style-name="P5"/>
      <text:p text:style-name="P2"><text:span text:style-name="T1">Se</text:span><text:span text:style-name="T2">nd</text:span><text:span text:style-name="T1"> email with the </text:span><text:span text:style-name="T2">one </text:span><text:span text:style-name="T3">quiz</text:span><text:span text:style-name="T2"> file attached to <text:s text:c="2"/></text:span><text:span text:style-name="T9">holliday@fullerton.edu</text:span></text:p>
      <text:p text:style-name="P7"/>
      <text:p text:style-name="P3"><text:span text:style-name="T1">In subject line put: <text:s text:c="3"/></text:span><text:span text:style-name="T8">240-</text:span><text:span text:style-name="T10">5</text:span><text:span text:style-name="T8"> Quiz </text:span><text:span text:style-name="T10">2</text:span></text:p>
      <text:p text:style-name="P7"/>
      <text:p text:style-name="P7">The body of the email is blank.</text:p>
      <text:p text:style-name="P7"/>
      <text:p text:style-name="P9">I<text:span text:style-name="T27">f you submit the quiz several times only the most recent one will be read.</text:span></text:p>
      <text:p text:style-name="P7"/>
      <text:p text:style-name="P8">Decimal numbers may be given in standard format like 28 or exponential format like 3<text:span text:style-name="T26">2</text:span>.</text:p>
      <text:p text:style-name="P7"/>
      <text:p text:style-name="P7"/>
      <text:p text:style-name="P19">Y<text:span text:style-name="T28">our name must be electronically recorded in this test document somewhere.</text:span></text:p>
      <text:p text:style-name="P25">Quiz <text:span text:style-name="T28">2</text:span> begin</text:p>
      <text:p text:style-name="P1"/>
      <text:p text:style-name="P24"><text:span text:style-name="T19">1. <text:s/></text:span><text:span text:style-name="T17">Name all the components of a Von Neumann computer.</text:span></text:p>
      <text:p text:style-name="P1"/>
      <text:p text:style-name="P22">Answer:</text:p>
      <text:p text:style-name="P1"><text:tab/><text:span text:style-name="T31">Bus</text:span></text:p>
      <text:p text:style-name="P1"><text:tab/><text:span text:style-name="T31">Main storage</text:span></text:p>
      <text:p text:style-name="P1"><text:tab/><text:span text:style-name="T31">Secondary storage</text:span></text:p>
      <text:p text:style-name="P1"><text:tab/>Peripherals</text:p>
      <text:p text:style-name="P1"><text:tab/><text:span text:style-name="T31">Processor</text:span></text:p>
      <text:p text:style-name="P1"/>
      <text:p text:style-name="P1"/>
      <text:p text:style-name="P1"/>
      <text:p text:style-name="P1"/>
      <text:p text:style-name="P1"/>
      <text:p text:style-name="P23"><text:span text:style-name="T18">2. <text:s/></text:span><text:span text:style-name="T20">What is the negative of the integer 0xA08A08A0?</text:span></text:p>
      <text:p text:style-name="P23"><text:span text:style-name="T20"><text:tab/></text:span><text:span text:style-name="T21">[32-bit two’s complement big endian signed integer.]</text:span></text:p>
      <text:p text:style-name="P23"><text:span text:style-name="T21"><text:tab/></text:span><text:span text:style-name="T22">[Answer may be given in hex or decimal.]</text:span></text:p>
      <text:p text:style-name="P1"/>
      <text:p text:style-name="P28">Answer: <text:s/>The answer in hex is easier to compute than the answer in decimal. <text:s/>However, either answer is acceptable.</text:p>
      <text:p text:style-name="P1"/>
      <text:p text:style-name="P28">First complement each hex digit to get 0x5F75F75F. <text:s/>The add 1 to get <text:span text:style-name="T34">0x5F75F760</text:span><text:span text:style-name="T32">.</text:span></text:p>
      <text:p text:style-name="P1"/>
      <text:p text:style-name="P28">You can check the answer by adding <text:s/><text:span text:style-name="T28">0xA08A08A0 <text:s/></text:span>+ <text:s text:c="2"/>0x5F75F760 and the sum will be zero. <text:s text:c="2"/>I am not going to do the check here, but you are invited to do it.</text:p>
      <text:p text:style-name="P1"/>
      <text:p text:style-name="P1"/>
      <text:p text:style-name="P28">If you use your calculator in binary mode you will obtain the same number expressed in decimal, namely: <text:span text:style-name="T34">1601566560</text:span></text:p>
      <text:p text:style-name="P1"/>
      <text:p text:style-name="P1"/>
      <text:p text:style-name="P1"/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27">3. <text:s/>Show me a block of <text:span text:style-name="T30">asm statements that will </text:span><text:span text:style-name="T33">output</text:span><text:span text:style-name="T30"> the largest integer in either of rbx or rcx?</text:span></text:p>
      <text:p text:style-name="P6"/>
      <text:p text:style-name="P10">Answer</text:p>
      <text:p text:style-name="P6"/>
      <text:p text:style-name="P10">cmp rbx, rcx</text:p>
      <text:p text:style-name="P10">jg <text:s/>rbxisbigger</text:p>
      <text:p text:style-name="P15">mov rax, 0</text:p>
      <text:p text:style-name="P15">mov rdi, intform</text:p>
      <text:p text:style-name="P15">mov rsi, rcx</text:p>
      <text:p text:style-name="P15">call printf</text:p>
      <text:p text:style-name="P10">jmp end_of_if_then_else_statement</text:p>
      <text:p text:style-name="P14">rbxisbigger:</text:p>
      <text:p text:style-name="P13">mov rax, 0</text:p>
      <text:p text:style-name="P13">mov rdi, intform</text:p>
      <text:p text:style-name="P13">mov rsi, rcx</text:p>
      <text:p text:style-name="P13">call printf</text:p>
      <text:p text:style-name="P14">end_of_if_then_else_statement</text:p>
      <text:p text:style-name="P6"/>
      <text:p text:style-name="P6"/>
      <text:p text:style-name="P11">if (rbx &gt; rcx)</text:p>
      <text:p text:style-name="P11"><text:s text:c="4"/>cout &lt;&lt; rbx &lt;&lt; endl;</text:p>
      <text:p text:style-name="P11">else </text:p>
      <text:p text:style-name="P11"><text:s text:c="4"/>cout &lt;&lt; rcx &lt;&lt; endl;</text:p>
      <text:p text:style-name="P6"/>
      <text:p text:style-name="P11">Yellow is the if-part of the statement</text:p>
      <text:p text:style-name="P6"/>
      <text:p text:style-name="P11">Green the the else-par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End of quiz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7T12:49:42.800050574</meta:creation-date>
    <dc:date>2020-09-22T00:42:48.435858704</dc:date>
    <meta:editing-duration>PT1H26M49S</meta:editing-duration>
    <meta:editing-cycles>21</meta:editing-cycles>
    <meta:generator>LibreOffice/6.3.5.2$Linux_X86_64 LibreOffice_project/30$Build-2</meta:generator>
    <meta:document-statistic meta:table-count="0" meta:image-count="0" meta:object-count="0" meta:page-count="3" meta:paragraph-count="62" meta:word-count="429" meta:character-count="2419" meta:non-whitespace-character-count="2007"/>
  </office:meta>
</office:document-meta>
</file>